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IGDT" svg:font-family="AIGDT" style:font-pitch="variable" style:font-charset="x-symbol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color="#a7074b" loext:opacity="100%" style:font-name="AIGDT" fo:font-size="12pt" fo:font-style="italic" style:text-underline-style="none" fo:font-weight="bold" officeooo:rsid="000226f4" officeooo:paragraph-rsid="000226f4" style:font-size-asian="12pt" style:font-style-asian="italic" style:font-weight-asian="bold" style:font-size-complex="12pt" style:font-style-complex="italic" style:font-weight-complex="bold"/>
    </style:style>
    <style:style style:name="P2" style:family="paragraph">
      <loext:graphic-properties draw:fill-color="#ffde59"/>
    </style:style>
    <style:style style:name="P3" style:family="paragraph" style:parent-style-name="Standard">
      <style:paragraph-properties fo:text-align="justify" style:justify-single-word="false"/>
      <style:text-properties fo:color="#a7074b" loext:opacity="100%" style:font-name="AIGDT" fo:font-size="12pt" fo:font-style="italic" style:text-underline-style="none" fo:font-weight="bold" officeooo:rsid="000226f4" officeooo:paragraph-rsid="000226f4" style:font-size-asian="12pt" style:font-style-asian="italic" style:font-weight-asian="bold" style:font-size-complex="12pt" style:font-style-complex="italic" style:font-weight-complex="bold"/>
    </style:style>
    <style:style style:name="P4" style:family="paragraph" style:parent-style-name="Standard">
      <style:text-properties fo:color="#a7074b" loext:opacity="100%" style:font-name="AIGDT" fo:font-size="12pt" fo:font-style="italic" style:text-underline-style="none" fo:font-weight="bold" officeooo:rsid="000226f4" officeooo:paragraph-rsid="000668ff" style:font-size-asian="12pt" style:font-style-asian="italic" style:font-weight-asian="bold" style:font-size-complex="12pt" style:font-style-complex="italic" style:font-weight-complex="bold"/>
    </style:style>
    <style:style style:name="P5" style:family="paragraph" style:parent-style-name="Standard">
      <style:text-properties fo:color="#a7074b" loext:opacity="100%" style:font-name="AIGDT" fo:font-size="12pt" fo:font-style="italic" style:text-underline-style="none" fo:font-weight="bold" officeooo:rsid="000668ff" officeooo:paragraph-rsid="000668ff" style:font-size-asian="12pt" style:font-style-asian="italic" style:font-weight-asian="bold" style:font-size-complex="12pt" style:font-style-complex="italic" style:font-weight-complex="bold"/>
    </style:style>
    <style:style style:name="P6" style:family="paragraph" style:parent-style-name="Standard">
      <style:text-properties fo:color="#a7074b" loext:opacity="100%" style:font-name="AIGDT" fo:font-size="12pt" fo:font-style="italic" style:text-underline-style="none" fo:font-weight="bold" officeooo:rsid="00046a18" officeooo:paragraph-rsid="00046a18" style:font-size-asian="12pt" style:font-style-asian="italic" style:font-weight-asian="bold" style:font-size-complex="12pt" style:font-style-complex="italic" style:font-weight-complex="bold"/>
    </style:style>
    <style:style style:name="P7" style:family="paragraph" style:parent-style-name="Standard">
      <style:text-properties fo:color="#a7074b" loext:opacity="100%" style:font-name="AIGDT" fo:font-size="12pt" fo:font-style="italic" style:text-underline-style="none" fo:font-weight="bold" officeooo:rsid="0006caf3" officeooo:paragraph-rsid="0006caf3" style:font-size-asian="12pt" style:font-style-asian="italic" style:font-weight-asian="bold" style:font-size-complex="12pt" style:font-style-complex="italic" style:font-weight-complex="bold"/>
    </style:style>
    <style:style style:name="P8" style:family="paragraph" style:parent-style-name="Standard" style:master-page-name="">
      <loext:graphic-properties draw:fill="none"/>
      <style:paragraph-properties fo:margin-left="11cm" fo:margin-right="0cm" fo:text-align="end" style:justify-single-word="false" fo:text-indent="0cm" style:auto-text-indent="false" style:page-number="auto" fo:background-color="transparent"/>
      <style:text-properties style:font-name="AIGDT" fo:font-size="12pt" fo:font-style="italic" fo:font-weight="bold" officeooo:rsid="000226f4" officeooo:paragraph-rsid="000226f4" fo:background-color="#ff972f" style:font-size-asian="12pt" style:font-style-asian="italic" style:font-weight-asian="bold" style:font-size-complex="12pt" style:font-style-complex="italic" style:font-weight-complex="bold"/>
    </style:style>
    <style:style style:name="T1" style:family="text">
      <style:text-properties officeooo:rsid="000668ff"/>
    </style:style>
    <style:style style:name="T2" style:family="text">
      <style:text-properties officeooo:rsid="0006caf3"/>
    </style:style>
    <style:style style:name="gr1" style:family="graphic">
      <style:graphic-properties svg:stroke-color="#3465a4" draw:fill-color="#ffde59" draw:auto-grow-height="false" fo:min-height="11.409cm" fo:min-width="18.078cm" fo:wrap-option="no-wrap" loext:decorative="fals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custom-shape text:anchor-type="paragraph" draw:z-index="0" draw:name="Shape 2" draw:style-name="gr1" draw:text-style-name="P2" svg:width="20.668cm" svg:height="13.999cm" svg:x="13.263cm" svg:y="-1.847cm"><text:p/>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<draw:equation draw:name="f0" draw:formula="left"/><draw:equation draw:name="f1" draw:formula="right"/><draw:equation draw:name="f2" draw:formula="top"/><draw:equation draw:name="f3" draw:formula="bottom"/><draw:equation draw:name="f4" draw:formula="left+$0"/><draw:equation draw:name="f5" draw:formula="right-$0"/><draw:equation draw:name="f6" draw:formula="top+$0"/><draw:equation draw:name="f7" draw:formula="bottom-$0"/><draw:handle draw:handle-switched="true" draw:handle-range-y-minimum="0" draw:handle-range-y-maximum="10800" draw:handle-position="left $0" draw:handle-position-x="left" draw:handle-position-y="$0"/></draw:enhanced-geometry></draw:custom-shape>DON SUTHAN</text:p>
      <text:p text:style-name="P1">22</text:p>
      <text:p text:style-name="P1">MUKKALIL</text:p>
      <text:p text:style-name="P1">KAYANNA</text:p>
      <text:p text:style-name="P3">PERAMBRA</text:p>
      <text:p text:style-name="P4">KOZIKODE</text:p>
      <text:p text:style-name="P5">10 IN CHEMBRA KULAYHUVAYAL </text:p>
      <text:p text:style-name="P5">+1 AND +2 ALSO THERE</text:p>
      <text:p text:style-name="P6">BCA</text:p>
      <text:p text:style-name="P6">SILVER CO<text:span text:style-name="T1">L</text:span>LAGE <text:span text:style-name="T2">I</text:span>N P<text:span text:style-name="T1">ERAMBRA</text:span></text:p>
      <text:p text:style-name="P7">THEN NOW LIKE THIS</text:p>
      <text:p text:style-name="P8">673526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IGDT" svg:font-family="AIGDT" style:font-pitch="variable" style:font-charset="x-symbol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2-16T14:24:01.106791200</meta:creation-date>
    <dc:date>2026-02-16T15:47:04.999685700</dc:date>
    <meta:editing-duration>PT31M17S</meta:editing-duration>
    <meta:editing-cycles>2</meta:editing-cycles>
    <meta:generator>LibreOffice/25.8.4.2$Windows_X86_64 LibreOffice_project/290daaa01b999472f0c7a3890eb6a550fd74c6df</meta:generator>
    <meta:document-statistic meta:table-count="0" meta:image-count="0" meta:object-count="0" meta:page-count="1" meta:paragraph-count="12" meta:word-count="26" meta:character-count="143" meta:non-whitespace-character-count="128"/>
  </office:meta>
</office:document-meta>
</file>